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62cm" fo:min-width="2.37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stroke-dash="Dash_20_Dot_20_3" svg:stroke-width="0cm" draw:stroke-linejoin="none" svg:stroke-linecap="butt" draw:fill="solid" draw:fill-color="#000000" draw:textarea-horizontal-align="center" draw:textarea-vertical-align="middle" loext:decorative="false"/>
    </style:style>
    <style:style style:name="gr4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loext:fill-use-slide-background="false" draw:textarea-horizontal-align="justify" draw:textarea-vertical-align="middle" draw:auto-grow-height="false" fo:min-height="0.62cm" fo:min-width="2.37cm" fo:padding-top="0.142cm" fo:padding-bottom="0.142cm" fo:padding-left="0.267cm" fo:padding-right="0.267cm" style:writing-mode="lr-tb" loext:decorative="false"/>
      <style:paragraph-properties style:writing-mode="lr-tb"/>
    </style:style>
    <style:style style:name="gr6" style:family="graphic" style:parent-style-name="objectwithoutfill">
      <style:graphic-properties draw:stroke="dash" draw:stroke-dash="Fine_20_Dashed" svg:stroke-width="0.035cm" svg:stroke-color="#000000" draw:marker-start-width="0.252cm" draw:marker-end="Arrow" draw:marker-end-width="0.352cm" svg:stroke-linecap="butt" draw:fill="none" draw:textarea-vertical-align="middle" fo:padding-top="0.142cm" fo:padding-bottom="0.142cm" fo:padding-left="0.267cm" fo:padding-right="0.267cm" loext:decorative="false"/>
    </style:style>
    <style:style style:name="gr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P1" style:family="paragraph">
      <loext:graphic-properties draw:fill="none"/>
      <style:paragraph-properties fo:text-align="center" style:writing-mode="lr-tb"/>
      <style:text-properties style:font-name="Nimbus Roman" fo:font-size="9pt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3cm" svg:height="1cm" svg:x="2.6cm" svg:y="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1cm" svg:x="2.601cm" svg:y="3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1cm" svg:x="2.601cm" svg:y="4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svg:title>TexMaths</svg:title>
          <svg:desc>12§inline§H_{T_{1}}(z)§svg§600§TRUE§</svg:desc>
          <draw:path draw:style-name="gr3" draw:text-style-name="P2" draw:layer="layout" svg:width="0.354cm" svg:height="0.285cm" svg:x="3.491cm" svg:y="0.419cm" svg:viewBox="0 0 355 286" svg:d="M305 32c4-15 4-19 35-19 11 0 15 0 15-8 0-5-5-5-6-5-12 0-42 1-54 1s-42-1-54-1c-4 0-8 0-8 8 0 5 3 5 12 5 1 0 8 0 15 0 9 1 12 1 12 7 0 2-1 3-2 9-9 34-17 68-25 101-43 0-86 0-129 0 9-32 17-65 25-98 4-15 5-19 35-19 11 0 15 0 15-8 0-5-5-5-6-5-11 0-42 1-54 1s-42-1-54-1c-4 0-9 0-9 8 0 5 5 5 12 5 2 0 10 0 17 0 7 1 11 1 11 7 0 2 0 3-1 9-19 75-38 150-57 225-4 15-6 19-38 19-8 0-12 0-12 8 0 5 5 5 6 5 12 0 42-1 54-1 8 0 18 0 26 0 10 0 19 1 28 1 3 0 8 0 8-8 0-5-3-5-12-5-15 0-27 0-27-7 0-3 1-5 1-7 10-39 19-77 29-115 42 0 85 0 128 0-17 69-26 109-29 116-3 13-12 13-38 13-6 0-10 0-10 8 0 5 5 5 6 5 12 0 42-1 53-1 10 0 18 0 28 0 9 0 18 1 27 1 3 0 9 0 9-8 0-5-4-5-12-5-16 0-28 0-28-7 0-3 1-5 1-7 19-76 38-151 57-227z">
            <text:p/>
          </draw:path>
          <draw:path draw:style-name="gr3" draw:text-style-name="P2" draw:layer="layout" svg:width="0.22cm" svg:height="0.198cm" svg:x="3.837cm" svg:y="0.569cm" svg:viewBox="0 0 221 199" svg:d="M131 20c2-8 2-9 9-9 1 0 11 0 17 0 18 0 26 0 34 2 13 4 13 12 13 23 0 5 0 8-1 24-1 1-1 2-2 3 0 3 3 4 5 4 5 0 6-2 6-7 3-19 6-38 9-56 0-4-4-4-10-4-60 0-121 0-181 0-7 0-8 0-10 6-6 17-12 34-19 51 0 2-1 5-1 6 0 2 1 4 5 4 3 0 5-1 6-7 18-47 27-49 72-49 4 0 8 0 12 0 9 0 9 0 9 2s0 3-1 6c-13 52-25 103-38 155-4 10-4 14-35 14-11 0-13 0-13 6 0 1 0 5 5 5 8 0 16-2 25-2 8 0 17 0 25 0s18 0 26 0c9 0 17 2 25 2 3 0 8 0 8-8 0-3-4-3-12-3-6 0-12 0-18-1-10 0-11-1-11-5 0-2 0-2 1-7 13-52 26-103 40-155z">
            <text:p/>
          </draw:path>
          <draw:path draw:style-name="gr3" draw:text-style-name="P2" draw:layer="layout" svg:width="0.087cm" svg:height="0.139cm" svg:x="4.053cm" svg:y="0.67cm" svg:viewBox="0 0 88 140" svg:d="M54 6c0-6 0-6-7-6-16 13-39 13-43 13-2 0-3 0-4 0 0 3 0 7 0 10 1 0 2 0 4 0 4 0 19-1 31-6 0 35 0 70 0 105 0 6 0 8-23 8-3 0-6 0-10 0 0 4 0 7 0 10 11-1 30-1 42-1s32 0 44 1c0-3 0-6 0-10-4 0-8 0-11 0-23 0-23-2-23-8 0-39 0-77 0-116z">
            <text:p/>
          </draw:path>
          <draw:path draw:style-name="gr3" draw:text-style-name="P2" draw:layer="layout" svg:width="0.096cm" svg:height="0.419cm" svg:x="4.251cm" svg:y="0.39cm" svg:viewBox="0 0 97 420" svg:d="M97 415c0-1 0-1-7-8-53-54-66-133-66-198 0-73 16-146 68-197 5-6 5-6 5-7 0-4-1-5-3-5-5 0-42 29-68 83-21 45-26 92-26 126s5 84 28 132c25 52 61 79 66 79 2 0 3-1 3-5z">
            <text:p/>
          </draw:path>
          <draw:path draw:style-name="gr3" draw:text-style-name="P2" draw:layer="layout" svg:width="0.178cm" svg:height="0.189cm" svg:x="4.391cm" svg:y="0.519cm" svg:viewBox="0 0 179 190" svg:d="M37 151c23-24 35-35 51-48 13-12 26-23 40-37 41-40 51-60 51-61 0-5-4-3-5-5-4 0-5 1-7 5-12 20-22 26-32 26-9 0-15-6-21-13-9-10-14-18-29-18-31 0-51 39-51 48 0 2 1 5 6 5 4 0 3-3 4-5 9-19 33-19 36-19 9 0 17 2 27 6 16 6 21 6 32 6-14 18-50 49-59 55-12 12-24 24-37 36-29 27-43 51-43 55 0 3 4 3 5 3 3 0 3-1 6-6 11-14 23-25 36-25 9 0 14 4 25 16 7 8 14 15 26 15 42 0 66-54 66-64 0-3-1-4-5-4-3 0-4 2-6 5-9 27-36 36-50 36-8 0-15-4-25-6-14-6-20-7-29-7-1 0-8 0-12 1z">
            <text:p/>
          </draw:path>
          <draw:path draw:style-name="gr3" draw:text-style-name="P2" draw:layer="layout" svg:width="0.097cm" svg:height="0.419cm" svg:x="4.611cm" svg:y="0.39cm" svg:viewBox="0 0 98 420" svg:d="M98 209c0-32-4-82-27-130-25-51-63-79-66-79s-5 2-5 5c0 1 0 1 8 9 41 41 65 108 65 195 0 72-15 146-67 199-6 6-6 6-6 7 0 3 2 5 5 5s42-29 67-82c22-46 26-93 26-129z">
            <text:p/>
          </draw:path>
        </draw:g>
        <draw:g draw:style-name="gr2">
          <svg:title>TexMaths</svg:title>
          <svg:desc>12§inline§H_{T_{N_{d}}}(z)§svg§600§TRUE§</svg:desc>
          <draw:path draw:style-name="gr3" draw:text-style-name="P2" draw:layer="layout" svg:width="0.354cm" svg:height="0.287cm" svg:x="3.363cm" svg:y="3.381cm" svg:viewBox="0 0 355 288" svg:d="M305 32c3-14 4-19 35-19 11 0 15 0 15-8 0-5-5-5-6-5-12 0-42 2-54 2s-42-2-55-2c-3 0-7 0-7 8 0 5 3 5 12 5 5 1 8 0 15 1 7 2 11 2 11 8 0 1 0 2-1 7-9 34-17 68-25 103-43 0-86 0-129 0 9-33 17-67 25-100 4-14 5-19 35-19 11 0 15 0 15-8 0-5-5-5-6-5-12 0-42 2-54 2s-42-2-54-2c-4 0-9 0-9 8 0 5 4 5 12 5 2 0 9 0 16 1 8 2 12 2 12 8 0 1 0 2-2 7-19 75-38 151-57 226-3 16-5 19-38 19-7 0-11 0-11 9 0 5 5 5 6 5 12 0 42-2 54-2 8 0 18 0 26 0 10 0 18 2 28 2 3 0 8 0 8-9 0-5-3-5-12-5-15 0-27 0-27-7 0-2 1-5 1-7 10-38 19-77 29-115 42 0 85 0 128 0-18 69-28 109-29 115-5 14-12 14-38 14-6 0-10 0-10 9 0 5 3 3 5 5 12 0 42-2 54-2 8 0 18 0 28 0 8 0 18 2 26 2 4 0 8 0 8-9 0-5-3-5-10-5-16 0-28 0-28-7 0-2 0-5 1-7 19-76 38-152 57-228z">
            <text:p/>
          </draw:path>
          <draw:path draw:style-name="gr3" draw:text-style-name="P2" draw:layer="layout" svg:width="0.218cm" svg:height="0.197cm" svg:x="3.709cm" svg:y="3.533cm" svg:viewBox="0 0 219 198" svg:d="M131 20c1-8 2-9 8-9 1-1 12-1 18-1 18 0 25 0 32 2 15 5 15 13 15 24 0 5 0 8-3 24 0 1 0 2 0 2 0 4 3 5 5 5 5 0 5-2 6-7 3-19 5-38 7-56 0-4-3-4-8-4-60 0-121 0-181 0-7 0-8 0-11 6-6 17-12 34-18 52 0 1-1 3-1 5s0 4 5 4c3 0 5-1 6-7 17-47 26-50 72-50 4 0 8 0 12 0 8 0 9 1 9 3s0 1-1 6c-13 52-26 103-39 155-3 11-4 14-34 14-11 0-14 0-14 6 0 1 1 4 6 4 8 0 16 0 25 0 8 0 17-2 25-2s18 0 26 2c9 0 17 0 25 0 3 0 6 0 6-6 0-4-2-4-12-4-4 0-10-1-16-1-10-1-11-2-11-6 0-1 0-2 1-6 13-52 26-103 40-155z">
            <text:p/>
          </draw:path>
          <draw:path draw:style-name="gr3" draw:text-style-name="P2" draw:layer="layout" svg:width="0.203cm" svg:height="0.143cm" svg:x="3.92cm" svg:y="3.63cm" svg:viewBox="0 0 204 144" svg:d="M176 24c1-6 4-14 23-14 1 0 5 0 5-6 0-2 0-4-4-4-3 0-8 1-12 1-3 0-7 0-12 0-3 0-8 0-12 0-3 0-8-1-12-1-1 0-5 0-5 6 0 4 3 4 5 4 15 0 15 4 15 8 0 1 0 2 0 4-8 30-16 59-23 89-21-36-42-71-64-107-1-4-2-4-7-4-11 0-21 0-32 0-5 0-7 0-7 6 0 4 2 4 7 4 1 0 9 0 14 1-9 36-18 72-27 109-2 6-4 13-23 14-3 0-5 0-5 6 0 1 1 4 2 4 5 0 9-1 12-1 5 0 9 0 12 0 5 0 9 0 14 0 3 0 8 1 12 1 2 0 4-1 4-6 0-4-3-4-4-4-11 0-16-3-16-8 0-1 1-3 1-5 9-35 18-70 27-105 24 41 47 83 71 124 3 4 4 4 6 4 5 0 5-1 6-6 10-38 20-76 29-114z">
            <text:p/>
          </draw:path>
          <draw:path draw:style-name="gr3" draw:text-style-name="P2" draw:layer="layout" svg:width="0.121cm" svg:height="0.147cm" svg:x="4.143cm" svg:y="3.701cm" svg:viewBox="0 0 122 148" svg:d="M117 8c2-2 2-4 2-5 0-3-4-3-8-2-8 0-16 1-25 1-3 0-4 1-6 1 0 1-1 4-1 5 0 3 4 3 6 3 1 0 5 0 7 2 5 0 5 0 5 2 0 1-1 7-2 11-3 13-7 26-10 39-5-4-12-12-25-12-30 0-60 29-60 59 0 21 16 36 37 36 17 0 31-12 34-14 3 9 14 14 24 14 8 0 14-5 19-12 5-8 8-19 8-20 0-4-3-4-5-4-3 0-3 1-4 5-4 16-10 24-17 24-6 0-8-5-8-11 0-2 0-5 1-7 9-38 19-77 28-115zM72 118c-1 3-1 4-5 7-8 10-19 16-30 16-7 0-18-4-18-22 0-9 5-31 12-42 9-12 19-16 29-16 8 0 18 4 22 18-4 13-7 26-10 39z">
            <text:p/>
          </draw:path>
          <draw:path draw:style-name="gr3" draw:text-style-name="P2" draw:layer="layout" svg:width="0.097cm" svg:height="0.42cm" svg:x="4.382cm" svg:y="3.353cm" svg:viewBox="0 0 98 421" svg:d="M98 416c0-1 0-3-7-10-53-53-67-132-67-196 0-73 17-147 68-199 6-5 6-5 6-6 0-4-2-5-4-5-5 0-42 29-68 81-21 47-26 94-26 129 0 33 5 84 28 131 25 52 61 80 66 80 2 0 4-3 4-5z">
            <text:p/>
          </draw:path>
          <draw:path draw:style-name="gr3" draw:text-style-name="P2" draw:layer="layout" svg:width="0.178cm" svg:height="0.189cm" svg:x="4.522cm" svg:y="3.482cm" svg:viewBox="0 0 179 190" svg:d="M38 151c22-25 35-35 50-48 0-1 26-23 41-38 40-39 50-59 50-61 0-4-4-4-5-4-4 0-5 1-6 5-13 20-22 26-33 26-10 0-14-6-21-13-7-10-14-18-29-18-31 0-50 40-50 48 0 2 1 5 5 5 3 0 4-3 4-5 9-19 34-20 36-20 10 0 17 3 27 7 16 6 21 6 32 6-14 18-50 48-57 55-13 11-26 23-39 35-29 28-43 52-43 55 0 4 4 4 5 4 3 0 5-1 7-5 10-15 22-27 36-27 10 0 13 5 24 17 7 8 14 15 26 15 42 0 67-53 67-64 0-3-2-5-6-5-3 0-4 2-6 6-9 28-36 35-50 35-8 0-15-3-24-5-14-6-21-7-30-7-1 0-7 0-11 1z">
            <text:p/>
          </draw:path>
          <draw:path draw:style-name="gr3" draw:text-style-name="P2" draw:layer="layout" svg:width="0.096cm" svg:height="0.42cm" svg:x="4.743cm" svg:y="3.353cm" svg:viewBox="0 0 97 421" svg:d="M97 210c0-33-5-83-27-131-26-51-62-79-66-79-3 0-4 1-4 5 0 1 0 1 7 9 42 41 66 108 66 196 0 72-15 146-68 199-5 4-5 6-5 7 0 2 1 5 4 5 4 0 42-29 67-83 21-46 26-92 26-128z">
            <text:p/>
          </draw:path>
        </draw:g>
        <draw:g draw:style-name="gr2">
          <svg:title>TexMaths</svg:title>
          <svg:desc>12§inline§H_{S_{N_{d}}}(z)§svg§600§TRUE§</svg:desc>
          <draw:path draw:style-name="gr3" draw:text-style-name="P2" draw:layer="layout" svg:width="0.354cm" svg:height="0.285cm" svg:x="3.358cm" svg:y="4.882cm" svg:viewBox="0 0 355 286" svg:d="M305 32c4-15 4-19 36-19 10 0 14 0 14-8 0-5-5-5-6-5-12 0-42 1-54 1s-42-1-54-1c-4 0-8 0-8 8 0 5 3 5 12 5 1 0 8 0 15 0 7 1 12 1 12 7 0 2-1 3-2 9-9 34-17 68-25 102-43 0-86 0-129 0 9-33 17-66 26-99 3-15 4-19 34-19 11 0 15 0 15-8 0-5-5-5-6-5-11 0-42 1-54 1s-42-1-54-1c-4 0-9 0-9 8 0 5 5 5 12 5 2 0 10 0 17 0 7 1 11 1 11 7 0 2 0 3-1 9-19 75-38 150-57 225-4 17-6 20-38 20-8 0-12 0-12 9 0 3 5 3 6 3 12 0 42-1 54-1 8 0 18 1 26 1 10 0 20 0 28 0 4 0 8 0 8-8 0-4-3-4-12-4-15 0-27 0-27-8 0-2 1-5 1-7 10-39 19-77 29-115 43 0 85 0 128 0-17 69-26 110-29 116-3 13-12 14-38 14-6 0-10 0-10 9 0 3 5 3 6 3 12 0 41-1 53-1 10 0 18 1 28 1 8 0 18 0 27 0 3 0 9 0 9-8 0-4-5-4-12-4-16 0-28 0-28-8 0-2 1-5 1-7 19-76 38-151 57-227z">
            <text:p/>
          </draw:path>
          <draw:path draw:style-name="gr3" draw:text-style-name="P2" draw:layer="layout" svg:width="0.186cm" svg:height="0.212cm" svg:x="3.714cm" svg:y="5.024cm" svg:viewBox="0 0 187 213" svg:d="M187 5c0-3-1-5-3-5-3 0-3 1-6 5-5 5-10 11-15 17-12-16-30-22-48-22-42 0-78 34-78 68 0 4 0 16 10 27 9 12 20 14 41 19 6 1 20 5 25 6 9 2 27 9 27 31 0 24-25 51-58 51-27 0-58-8-58-41 0-3 0-10 1-15 1-1 1-1 1-1 0-5-3-5-4-5-5 0-5 1-6 6-5 20-10 39-15 59-1 1-1 3-1 5s1 3 4 3c2 0 2 0 6-3 3-4 10-14 14-17 16 17 38 20 56 20 45 0 81-38 81-73 0-13-5-25-12-31-10-11-15-12-53-20-6-3-16-5-18-5-7-4-20-11-20-28 0-22 26-46 57-46s47 18 47 46c0 4-1 10-1 13 0 4 3 4 5 4 4 0 4-1 6-6 5-21 10-41 15-62z">
            <text:p/>
          </draw:path>
          <draw:path draw:style-name="gr3" draw:text-style-name="P2" draw:layer="layout" svg:width="0.204cm" svg:height="0.142cm" svg:x="3.923cm" svg:y="5.131cm" svg:viewBox="0 0 205 143" svg:d="M176 24c3-6 4-14 23-16 2 0 6 0 6-4 0-2-1-4-4-4s-8 0-11 0c-4 0-9 0-12 0-4 0-9 0-12 0-4 0-9 0-12 0s-5 0-5 5c0 3 2 3 5 3 13 2 14 5 14 9 0 2 0 2 0 3-8 31-15 61-23 91-21-36-42-71-63-107-3-4-3-4-8-4-10 0-21 0-32 0-5 0-8 0-8 5 0 3 3 3 8 3 5 1 8 0 14 2-9 36-18 73-27 110-1 6-4 13-23 14-2 0-6 0-6 5 0 2 2 4 4 4 3 0 8 0 12 0s8 0 12 0 8 0 13 0c3 0 7 0 12 0 2 0 5-2 5-5 0-4-4-4-6-4-10-1-15-3-15-8 0-1 1-3 1-5 9-35 18-70 27-105 24 41 48 82 72 123 2 4 3 4 6 4s5 0 6-5c9-38 18-76 27-114z">
            <text:p/>
          </draw:path>
          <draw:path draw:style-name="gr3" draw:text-style-name="P2" draw:layer="layout" svg:width="0.121cm" svg:height="0.148cm" svg:x="4.147cm" svg:y="5.202cm" svg:viewBox="0 0 122 149" svg:d="M118 8c0-3 0-3 0-4 0-4-3-4-6-4-9 1-18 2-27 2-3 0-3 0-5 2 0 1-1 3-1 4 0 4 4 4 6 4 3 0 5 0 7 0 5 1 5 1 5 4-1 3-2 7-2 10-4 14-7 27-11 40-4-6-12-13-25-13-29 0-59 28-59 58 0 22 16 38 37 38 17 0 30-12 33-15 4 10 15 15 25 15 8 0 14-5 19-12 5-9 8-20 8-21 0-3-3-3-4-3-4 0-4 1-5 4-4 16-10 24-17 24-6 0-8-4-8-10 0-3 0-5 1-8 9-38 19-76 29-115zM72 119c-1 2-1 2-5 7-8 8-19 15-30 15-7 0-18-4-18-21 0-10 5-33 12-43 9-11 19-17 28-17s19 6 23 19c-4 13-7 26-10 40z">
            <text:p/>
          </draw:path>
          <draw:path draw:style-name="gr3" draw:text-style-name="P2" draw:layer="layout" svg:width="0.096cm" svg:height="0.419cm" svg:x="4.386cm" svg:y="4.853cm" svg:viewBox="0 0 97 420" svg:d="M97 417c0-1 0-3-7-10-53-52-66-133-66-196 0-73 17-146 68-199 5-6 5-6 5-7 0-4-1-5-3-5-5 0-42 29-68 83-21 45-26 92-26 128 0 32 5 84 28 130 25 52 61 79 66 79 2 0 3-1 3-3z">
            <text:p/>
          </draw:path>
          <draw:path draw:style-name="gr3" draw:text-style-name="P2" draw:layer="layout" svg:width="0.178cm" svg:height="0.189cm" svg:x="4.526cm" svg:y="4.982cm" svg:viewBox="0 0 179 190" svg:d="M37 151c23-24 35-35 51-48 13-12 26-23 40-37 41-40 51-60 51-61 0-5-3-3-5-5-4 0-5 1-7 5-12 20-21 27-31 27-11 0-16-7-22-14-7-10-14-18-29-18-31 0-50 40-50 48 0 2 1 5 5 5 3 0 4-3 4-5 9-19 33-19 36-19 9 0 17 2 27 6 17 6 21 6 32 6-14 18-50 49-59 55-12 12-24 24-37 36-29 27-43 51-43 55 0 3 4 3 5 3 3 0 3 0 7-4 10-16 22-27 35-27 9 0 14 4 25 16 7 9 14 15 26 15 42 0 66-52 66-64 0-1-1-4-4-4-4 0-5 3-6 5-10 28-36 36-51 36-8 0-15-2-25-6-14-5-20-7-29-7-1 0-8 0-12 1z">
            <text:p/>
          </draw:path>
          <draw:path draw:style-name="gr3" draw:text-style-name="P2" draw:layer="layout" svg:width="0.097cm" svg:height="0.419cm" svg:x="4.746cm" svg:y="4.853cm" svg:viewBox="0 0 98 420" svg:d="M98 211c0-34-4-84-27-132-25-51-63-79-66-79s-5 2-5 5c0 1 0 1 8 9 41 42 65 108 65 197 0 72-15 146-67 199-6 4-6 6-6 7 0 2 2 3 5 3s42-28 67-81c22-47 26-93 26-128z">
            <text:p/>
          </draw:path>
        </draw:g>
        <draw:line draw:style-name="gr4" draw:text-style-name="P3" draw:layer="layout" svg:x1="1.1cm" svg:y1="0.6cm" svg:x2="2.6cm" svg:y2="0.6cm">
          <text:p/>
        </draw:line>
        <draw:custom-shape draw:style-name="gr5" draw:text-style-name="P1" draw:layer="layout" svg:width="3cm" svg:height="1cm" svg:x="2.602cm" svg:y="1.6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.1cm" svg:y1="3.6cm" svg:x2="2.591cm" svg:y2="3.6cm">
          <text:p/>
        </draw:line>
        <draw:line draw:style-name="gr4" draw:text-style-name="P3" draw:layer="layout" svg:x1="1.092cm" svg:y1="5.09cm" svg:x2="2.583cm" svg:y2="5.09cm">
          <text:p/>
        </draw:line>
        <draw:line draw:style-name="gr6" draw:text-style-name="P3" draw:layer="layout" svg:x1="1.1cm" svg:y1="2.1cm" svg:x2="2.591cm" svg:y2="2.1cm">
          <text:p/>
        </draw:line>
        <draw:line draw:style-name="gr7" draw:text-style-name="P3" draw:layer="layout" svg:x1="1.1cm" svg:y1="0.6cm" svg:x2="1.1cm" svg:y2="5.1cm">
          <text:p/>
        </draw:line>
        <draw:line draw:style-name="gr7" draw:text-style-name="P3" draw:layer="layout" svg:x1="0.1cm" svg:y1="2.85cm" svg:x2="1.1cm" svg:y2="2.85cm">
          <text:p/>
        </draw:line>
        <draw:g draw:style-name="gr2">
          <svg:title>TexMaths</svg:title>
          <svg:desc>12§inline§x(i)§svg§600§TRUE§</svg:desc>
          <draw:path draw:style-name="gr3" draw:text-style-name="P2" draw:layer="layout" svg:width="0.209cm" svg:height="0.189cm" svg:x="0.188cm" svg:y="2.479cm" svg:viewBox="0 0 210 190" svg:d="M128 59c3-11 12-49 42-49 3 0 12 0 21 4-11 3-20 14-20 23 0 7 4 16 16 16 10 0 23-9 23-25 0-22-25-28-40-28-24 0-38 23-44 32-10-27-33-32-44-32-45 0-69 54-69 65 0 4 3 3 5 4 4 0 5-1 6-4 14-45 42-55 56-55 8 0 23 3 23 27 0 13-7 42-23 101-7 26-21 43-40 43-3 0-12 0-21-5 11-2 19-11 19-23s-8-14-15-14c-12 0-23 11-23 24 0 19 22 27 40 27 27 0 43-30 44-32 5 16 20 32 45 32 44 0 68-54 68-64 0-4-4-4-5-4-4 0-5 1-6 4-13 45-42 55-55 55-17 0-24-13-24-28 0-9 2-18 7-37s9-38 14-57z">
            <text:p/>
          </draw:path>
          <draw:path draw:style-name="gr3" draw:text-style-name="P2" draw:layer="layout" svg:width="0.096cm" svg:height="0.419cm" svg:x="0.458cm" svg:y="2.35cm" svg:viewBox="0 0 97 420" svg:d="M97 415c0-1 0-1-7-8-52-54-66-133-66-196 0-75 17-148 68-199 5-6 5-6 5-7 0-4-1-5-4-5-4 0-41 29-67 83-21 45-26 92-26 128 0 32 5 82 28 130 25 52 61 79 65 79 3 0 4-1 4-5z">
            <text:p/>
          </draw:path>
          <draw:path draw:style-name="gr3" draw:text-style-name="P2" draw:layer="layout" svg:width="0.109cm" svg:height="0.281cm" svg:x="0.592cm" svg:y="2.387cm" svg:viewBox="0 0 110 282" svg:d="M107 16c0-9-6-16-16-16-11 0-23 12-23 23 0 8 6 15 17 15 10 0 22-9 22-22zM76 174c4-12 4-14 8-24 4-9 6-15 6-23 0-19-13-35-35-35-39 0-55 61-55 65 0 5 4 5 5 5 5 0 5-2 7-9 11-39 28-51 42-51 4 0 11 0 11 13 0 8-4 18-5 21-4 11-23 60-29 78-5 11-9 25-9 34 0 20 14 34 34 34 39 0 54-61 54-64 0-4-3-4-5-4-3 0-3 1-6 7-7 27-21 52-43 52-7 0-9-4-9-13 0-11 2-17 12-42 5-15 11-30 17-44z">
            <text:p/>
          </draw:path>
          <draw:path draw:style-name="gr3" draw:text-style-name="P2" draw:layer="layout" svg:width="0.097cm" svg:height="0.419cm" svg:x="0.748cm" svg:y="2.35cm" svg:viewBox="0 0 98 420" svg:d="M98 211c0-34-5-84-27-132-25-51-63-79-66-79s-5 2-5 5c0 1 0 1 8 9 41 41 65 108 65 197 0 70-14 144-67 197-6 6-6 6-6 7 0 3 2 5 5 5s42-29 67-82c21-46 26-93 26-127z">
            <text:p/>
          </draw:path>
        </draw:g>
        <draw:g draw:style-name="gr2">
          <svg:title>TexMaths</svg:title>
          <svg:desc>12§inline§H_{T_{j}}(z)§svg§600§TRUE§</svg:desc>
          <draw:path draw:style-name="gr3" draw:text-style-name="P2" draw:layer="layout" svg:width="0.353cm" svg:height="0.286cm" svg:x="3.497cm" svg:y="1.899cm" svg:viewBox="0 0 354 287" svg:d="M305 32c3-14 4-19 36-19 10 0 13 0 13-8 0-5-4-5-5-5-12 0-43 2-54 2-13 0-42-2-55-2-3 0-7 0-7 8 0 5 3 5 12 5 5 1 8 0 15 1 7 2 11 2 11 8 0 1 0 2-1 7-9 34-17 68-25 103-43 0-86 0-129 0 9-33 17-67 26-100 3-14 4-19 34-19 11 0 15 0 15-8 0-5-5-5-6-5-12 0-42 2-54 2s-42-2-54-2c-4 0-9 0-9 8 0 5 4 5 12 5 2 0 9 0 16 1 8 2 12 2 12 8 0 1-1 2-2 7-19 75-38 150-57 225-3 16-5 20-38 20-7 0-11 0-11 8 0 5 5 5 6 5 12 0 42-1 53-1 9 0 19 0 27 0 10 0 18 1 28 1 4 0 8 0 8-8 0-5-3-5-12-5-15 0-27 0-27-8 0-3 1-4 1-7 10-38 19-76 29-114 42 0 85 0 128 0-18 69-28 109-29 115-5 13-12 14-38 14-6 0-10 0-10 8 0 5 3 4 5 5 12 0 42-1 54-1 8 0 18 0 26 0 10 0 20 1 28 1 4 0 8 0 8-8 0-5-3-5-12-5-15 0-26 0-26-8 0-3 0-4 1-7 19-76 38-151 57-227z">
            <text:p/>
          </draw:path>
          <draw:path draw:style-name="gr3" draw:text-style-name="P2" draw:layer="layout" svg:width="0.218cm" svg:height="0.198cm" svg:x="3.844cm" svg:y="2.049cm" svg:viewBox="0 0 219 199" svg:d="M130 22c2-9 3-10 9-11 1 0 12 0 18 0 18 0 25 0 32 2 14 5 15 13 15 24 0 4 0 8-3 23 0 1 0 2 0 3 0 4 2 5 5 5 4 0 5-2 5-7 3-19 6-37 8-56 0-5-3-5-8-5-60 0-121 0-181 0-7 0-8 0-11 7-6 17-12 34-18 52 0 1-1 3-1 4 0 2 0 5 5 5 3 0 3-1 6-7 17-47 26-50 72-50 4 0 8 0 12 0 8 0 9 0 9 3 0 2 0 2-1 6-13 52-26 103-39 155-3 11-4 13-35 13-10 0-13 0-13 7 2 1 1 4 6 4 7 0 16-2 25-2 8 0 17 0 25 0s18 0 26 0c9 2 17 2 26 2 1 0 6 0 6-6 0-5-3-5-12-5-6 0-11 0-17 0-10-1-11-2-11-6 0-2 0-2 1-7 13-51 26-102 39-153z">
            <text:p/>
          </draw:path>
          <draw:path draw:style-name="gr3" draw:text-style-name="P2" draw:layer="layout" svg:width="0.099cm" svg:height="0.182cm" svg:x="4.037cm" svg:y="2.15cm" svg:viewBox="0 0 100 183" svg:d="M100 10c0-5-4-10-9-10-7 0-13 7-13 13 0 5 4 9 8 9 8 0 14-6 14-12zM54 150c-4 15-17 26-30 26-4 0-6 0-7-1 5-3 6-9 6-11 0-4-3-8-10-8s-13 6-13 13c0 8 10 14 24 14s42-7 48-33 13-51 19-76c0-1 1-3 1-6 0-12-10-20-26-20-25 0-41 27-41 32 0 3 4 3 5 3 2 0 4 0 5-3 9-20 24-25 31-25 8 0 8 7 8 11 0 2 0 3 0 6-6 26-13 52-20 78z">
            <text:p/>
          </draw:path>
          <draw:path draw:style-name="gr3" draw:text-style-name="P2" draw:layer="layout" svg:width="0.097cm" svg:height="0.418cm" svg:x="4.249cm" svg:y="1.871cm" svg:viewBox="0 0 98 419" svg:d="M98 415c0-1 0-2-7-9-53-53-66-132-66-197 0-73 16-146 67-198 6-5 6-5 6-6 0-4-2-5-4-5-4 0-42 29-68 81-21 47-26 94-26 128 0 33 5 84 28 131 25 51 62 79 66 79 2 0 4-1 4-4z">
            <text:p/>
          </draw:path>
          <draw:path draw:style-name="gr3" draw:text-style-name="P2" draw:layer="layout" svg:width="0.178cm" svg:height="0.188cm" svg:x="4.389cm" svg:y="2cm" svg:viewBox="0 0 179 189" svg:d="M38 151c23-25 35-36 50-48 0-1 26-23 42-38 39-39 49-59 49-61 0-4-4-4-5-4-3 0-5 1-6 5-13 19-22 26-32 26-11 0-15-6-22-13-7-10-14-18-29-18-31 0-50 38-50 48 0 1 1 5 5 5 3 0 4-3 6-5 7-19 32-20 34-20 10 0 17 3 28 7 17 6 20 6 32 6-15 18-51 48-58 55-13 11-26 23-39 34-29 29-43 52-43 56 0 3 3 2 5 3 3 0 5 0 7-5 10-14 22-26 36-26 10 0 13 4 24 16 7 9 14 15 26 15 42 0 67-53 67-63 0-3-2-5-6-5-3 0-3 2-6 6-9 26-35 35-50 35-8 0-15-3-24-6-14-5-21-8-30-8-1 0-7 0-11 3z">
            <text:p/>
          </draw:path>
          <draw:path draw:style-name="gr3" draw:text-style-name="P2" draw:layer="layout" svg:width="0.096cm" svg:height="0.418cm" svg:x="4.61cm" svg:y="1.871cm" svg:viewBox="0 0 97 419" svg:d="M97 209c0-32-5-83-27-130-26-51-62-79-66-79-3 0-4 1-4 5 0 1 0 1 7 9 42 41 66 108 66 195 0 72-15 146-68 199-5 5-5 6-5 7 0 3 1 4 4 4 4 0 42-29 67-81 21-47 26-94 26-129z">
            <text:p/>
          </draw:path>
        </draw:g>
        <draw:line draw:style-name="gr4" draw:text-style-name="P3" draw:layer="layout" svg:x1="5.6cm" svg:y1="0.6cm" svg:x2="7.9cm" svg:y2="0.6cm">
          <text:p/>
        </draw:line>
        <draw:line draw:style-name="gr4" draw:text-style-name="P3" draw:layer="layout" svg:x1="5.6cm" svg:y1="3.6cm" svg:x2="7.9cm" svg:y2="3.6cm">
          <text:p/>
        </draw:line>
        <draw:line draw:style-name="gr4" draw:text-style-name="P3" draw:layer="layout" svg:x1="5.6cm" svg:y1="5.1cm" svg:x2="7.9cm" svg:y2="5.1cm">
          <text:p/>
        </draw:line>
        <draw:g draw:style-name="gr2">
          <svg:title>TexMaths</svg:title>
          <svg:desc>12§inline§T_{1}(i)§svg§600§TRUE§</svg:desc>
          <draw:path draw:style-name="gr3" draw:text-style-name="P2" draw:layer="layout" svg:width="0.285cm" svg:height="0.283cm" svg:x="6.105cm" svg:y="0.132cm" svg:viewBox="0 0 286 284" svg:d="M170 29c2-11 4-15 10-16 3 0 16 0 26 0 42 0 61 1 61 34 0 7-1 22-3 33 0 3-2 7-2 9s2 6 5 6c5 0 6-4 7-10 4-24 7-49 11-73 0-2 1-6 1-7 0-5-5-5-12-5-77 0-155 0-232 0-11 0-11 0-14 8-9 25-17 50-26 75 0 2-2 6-2 7 0 2 2 5 5 5 5 0 5-3 7-10 23-65 34-72 96-72 5 0 11 0 17 0 12 0 12 1 12 5 0 2-2 7-3 8-19 75-37 150-56 224-4 16-5 20-49 20-16 0-18 0-18 9 0 5 5 5 7 5 11 0 23-2 35-2s24 0 36 0c11 0 22 0 34 0s24 2 36 2c5 0 10 0 10-9 0-5-4-5-14-5-11 0-16 0-28 0-12-1-14-3-14-9 0-3 0-2 1-8 19-75 37-150 56-224z">
            <text:p/>
          </draw:path>
          <draw:path draw:style-name="gr3" draw:text-style-name="P2" draw:layer="layout" svg:width="0.106cm" svg:height="0.194cm" svg:x="6.373cm" svg:y="0.284cm" svg:viewBox="0 0 107 195" svg:d="M66 8c0-8 0-8-9-8-19 18-45 18-57 18 0 4 0 7 0 11 6 0 26 0 42-9 0 51 0 101 0 151 0 10 0 13-29 13-4 0-8 0-12 0 0 4 0 7 0 11 6-1 42-1 53-1 9 0 47 0 53 1 0-4 0-7 0-11-4 0-8 0-11 0-30 0-30-3-30-13 0-54 0-108 0-163z">
            <text:p/>
          </draw:path>
          <draw:path draw:style-name="gr3" draw:text-style-name="P2" draw:layer="layout" svg:width="0.096cm" svg:height="0.419cm" svg:x="6.571cm" svg:y="0.101cm" svg:viewBox="0 0 97 420" svg:d="M97 415c0-1 0-1-7-8-53-54-66-133-66-198 0-73 17-146 68-197 5-6 5-6 5-7 0-4-1-5-4-5-4 0-41 29-67 83-21 45-26 92-26 126s5 84 28 132c25 52 61 79 65 79 3 0 4-1 4-5z">
            <text:p/>
          </draw:path>
          <draw:path draw:style-name="gr3" draw:text-style-name="P2" draw:layer="layout" svg:width="0.109cm" svg:height="0.281cm" svg:x="6.705cm" svg:y="0.138cm" svg:viewBox="0 0 110 282" svg:d="M107 16c0-9-6-16-16-16-11 0-23 12-23 23 0 8 6 15 17 15 10 0 22-9 22-22zM75 174c5-12 5-14 9-24 3-9 6-15 6-23 0-19-13-35-35-35-39 0-55 61-55 65 0 5 4 5 5 5 3 0 5-2 7-9 11-39 28-51 42-51 3 0 11 0 11 13 0 8-4 18-5 21-4 11-23 60-29 78-5 11-9 25-9 34 0 20 14 34 33 34 40 0 55-61 55-64 0-4-3-4-5-4-3 0-3 1-6 7-7 27-21 52-43 52-7 0-9-4-9-13 0-11 2-17 12-42 5-15 11-30 16-44z">
            <text:p/>
          </draw:path>
          <draw:path draw:style-name="gr3" draw:text-style-name="P2" draw:layer="layout" svg:width="0.097cm" svg:height="0.419cm" svg:x="6.861cm" svg:y="0.101cm" svg:viewBox="0 0 98 420" svg:d="M98 209c0-32-5-82-27-130-25-51-63-79-66-79s-5 2-5 5c0 1 0 1 8 9 41 41 65 108 65 195 0 72-16 146-67 199-6 6-6 6-6 7 0 3 2 5 5 5s42-29 67-82c21-46 26-93 26-129z">
            <text:p/>
          </draw:path>
        </draw:g>
        <draw:g draw:style-name="gr2">
          <svg:title>TexMaths</svg:title>
          <svg:desc>12§inline§T_{N_{d}}(i)§svg§600§TRUE§</svg:desc>
          <draw:path draw:style-name="gr3" draw:text-style-name="P2" draw:layer="layout" svg:width="0.285cm" svg:height="0.283cm" svg:x="6.105cm" svg:y="3.135cm" svg:viewBox="0 0 286 284" svg:d="M170 29c3-11 4-15 10-16 3 0 17 0 26 0 42 0 61 1 61 34 0 7-1 22-3 33 0 3-2 7-2 9s2 6 5 6c5 0 6-4 7-10 4-24 8-49 11-73 0-2 1-6 1-7 0-5-4-5-12-5-77 0-155 0-232 0-11 0-11 0-14 8-9 25-17 49-26 73 0 2-2 8-2 9 0 2 2 5 5 5 5 0 5-3 7-10 23-65 34-72 96-72 5 0 11 0 17 0 12 0 12 1 12 5 0 2-2 7-2 8-19 75-38 150-57 224-4 16-5 21-49 21-16 0-18 0-18 8 0 5 5 5 7 5 11 0 23-1 35-1s24 0 36 0c11 0 22 0 34 0s24 1 36 1c5 0 10 0 10-9 0-4-4-4-14-4-11 0-16 0-27 0-13-3-15-4-15-10 0-1 0-2 1-10 19-74 37-148 56-222z">
            <text:p/>
          </draw:path>
          <draw:path draw:style-name="gr3" draw:text-style-name="P2" draw:layer="layout" svg:width="0.261cm" svg:height="0.2cm" svg:x="6.361cm" svg:y="3.281cm" svg:viewBox="0 0 262 201" svg:d="M225 32c3-10 7-21 31-21 2 0 6 0 6-6 0-3-2-5-4-5-10 0-21 1-32 1-6 0-23-1-31-1-1 0-6 0-6 6 0 5 5 5 8 5 13 0 19 5 19 12 0 2-1 3-1 7-11 43-22 85-33 128-25-51-50-102-75-153-3-5-3-5-10-5-14 0-27 0-41 0-4 0-8 0-8 6 0 5 4 5 10 5s12 0 17 1c-12 52-25 105-38 157-3 12-8 20-31 21-2 0-6 0-6 6 0 4 2 5 4 5 10 0 21-1 31-1 7 0 24 1 31 1 4 0 6-2 6-6 0-5-4-5-7-5-18-1-18-8-18-12 0-1 0-3 1-8 12-50 25-100 37-150 29 59 58 118 86 176 3 4 4 5 6 5 5 0 5-1 8-6 13-54 27-108 40-163z">
            <text:p/>
          </draw:path>
          <draw:path draw:style-name="gr3" draw:text-style-name="P2" draw:layer="layout" svg:width="0.12cm" svg:height="0.147cm" svg:x="6.63cm" svg:y="3.381cm" svg:viewBox="0 0 121 148" svg:d="M116 8c1-3 1-3 1-4 0-4-3-4-6-4-8 1-17 2-26 2-4 0-4 0-5 2-1 1-1 3-1 4 0 4 2 4 6 4 2 0 4 0 7 0 4 1 4 1 4 4 0 1-1 7-3 10-3 14-6 27-9 40-4-6-12-13-25-13-30 0-59 28-59 58 0 22 16 37 36 37 18 0 31-11 34-14 3 10 15 14 25 14 8 0 13-4 18-11 6-9 8-20 8-21 0-3-4-3-5-3-3 0-3 1-5 4-3 16-8 24-16 24-6 0-9-4-9-10 0-3 1-5 1-8 10-38 20-76 29-115zM71 119c-1 2-1 3-5 7-7 8-18 15-29 15-7 0-19-3-19-21 0-10 6-31 13-43 9-11 18-17 28-17 9 0 18 6 21 19-3 13-6 26-9 40z">
            <text:p/>
          </draw:path>
          <draw:path draw:style-name="gr3" draw:text-style-name="P2" draw:layer="layout" svg:width="0.096cm" svg:height="0.419cm" svg:x="6.847cm" svg:y="3.104cm" svg:viewBox="0 0 97 420" svg:d="M97 416c0-2 0-3-7-9-53-54-66-133-66-197 0-73 16-147 68-198 5-6 5-6 5-7 0-4-1-5-4-5-4 0-41 29-67 83-21 45-26 92-26 127 0 33 5 83 28 131 25 52 61 79 65 79 3 0 4-1 4-4z">
            <text:p/>
          </draw:path>
          <draw:path draw:style-name="gr3" draw:text-style-name="P2" draw:layer="layout" svg:width="0.109cm" svg:height="0.282cm" svg:x="6.981cm" svg:y="3.141cm" svg:viewBox="0 0 110 283" svg:d="M107 16c0-9-6-16-16-16-11 0-23 12-23 23 0 8 6 15 17 15 10 0 22-9 22-22zM74 174c6-12 6-14 10-26 3-8 6-13 6-21 0-19-13-35-35-35-39 0-55 61-55 65 0 5 4 5 5 5 3 0 5-2 6-9 12-39 29-51 43-51 4 0 11 0 11 13 0 8-4 18-5 22-4 10-23 59-29 77-5 11-9 25-9 34 0 20 13 35 33 35 40 0 55-61 55-65 0-5-3-5-5-5-3 0-3 3-6 9-7 26-21 51-43 51-7 0-9-4-9-13 0-11 2-17 12-42 5-15 10-30 15-44z">
            <text:p/>
          </draw:path>
          <draw:path draw:style-name="gr3" draw:text-style-name="P2" draw:layer="layout" svg:width="0.097cm" svg:height="0.419cm" svg:x="7.137cm" svg:y="3.104cm" svg:viewBox="0 0 98 420" svg:d="M98 210c0-33-5-83-27-131-25-51-63-79-66-79s-5 2-5 5c0 1 0 1 8 9 41 41 65 108 65 196 0 71-15 146-67 198-6 5-6 6-6 8s2 4 5 4 42-28 67-82c21-46 26-93 26-128z">
            <text:p/>
          </draw:path>
        </draw:g>
        <draw:g draw:style-name="gr2">
          <svg:title>TexMaths</svg:title>
          <svg:desc>12§inline§S_{N_{d}}(i)§svg§600§TRUE§</svg:desc>
          <draw:path draw:style-name="gr3" draw:text-style-name="P2" draw:layer="layout" svg:width="0.248cm" svg:height="0.304cm" svg:x="6.105cm" svg:y="4.623cm" svg:viewBox="0 0 249 305" svg:d="M249 4c0-2 0-4-3-4s-4 0-9 6c-6 8-13 16-20 24-11-19-32-30-60-30-53 0-104 48-104 99 0 34 23 53 44 59 15 4 31 8 46 12s38 11 38 44c0 39-35 78-75 78-28 0-75-9-75-61 0-11 3-20 3-23 1-2 1-2 1-3 0-4-3-4-5-4s-4 0-5 1c-1 2-25 97-25 99s2 4 5 4c2 0 2-1 7-6 7-8 14-16 22-24 18 24 46 30 70 30 58 0 107-56 107-107 0-29-14-44-20-50-10-9-16-11-54-21-9-2-24-6-28-7-12-4-26-16-26-39 0-33 33-69 74-69 35 0 60 18 60 65 0 13-1 21-1 24 1 1 0 3 5 3 4 0 4-1 7-8 7-31 14-62 21-92z">
            <text:p/>
          </draw:path>
          <draw:path draw:style-name="gr3" draw:text-style-name="P2" draw:layer="layout" svg:width="0.262cm" svg:height="0.2cm" svg:x="6.362cm" svg:y="4.781cm" svg:viewBox="0 0 263 201" svg:d="M225 32c4-10 9-21 32-21 2 0 6 0 6-6 0-3-2-5-4-5-11 0-22 1-31 1-7 0-24-1-31-1-2 0-6 0-6 6 0 5 3 5 6 5 14 0 19 5 19 12 0 2 0 3-1 7-11 43-22 85-33 128-25-51-49-102-74-153-2-5-2-5-10-5-13 0-27 0-40 0-6 0-10 0-10 6 0 5 4 5 10 5s13 0 19 1c-13 52-27 105-40 157-2 12-7 20-31 21-1 0-6 0-6 6 0 4 2 5 5 5 9 0 20-1 31-1 6 0 24 1 31 1 3 0 5-2 5-6 0-5-2-5-6-5-19-1-19-8-19-12 0-1 0-3 1-8 13-50 26-100 38-150 29 59 58 118 87 176 2 4 3 5 6 5 4 0 4-1 6-6 13-54 27-108 40-163z">
            <text:p/>
          </draw:path>
          <draw:path draw:style-name="gr3" draw:text-style-name="P2" draw:layer="layout" svg:width="0.121cm" svg:height="0.147cm" svg:x="6.63cm" svg:y="4.881cm" svg:viewBox="0 0 122 148" svg:d="M118 8c1-3 1-3 1-4 0-4-4-4-7-4-9 1-17 2-26 2-3 0-4 0-6 2 0 1-1 3-1 4 0 4 4 4 6 4 1 0 5 0 7 0 5 1 5 1 5 4 0 1-1 7-2 10-3 14-7 27-10 40-5-6-12-13-25-13-30 0-60 28-60 58 0 22 16 37 37 37 17 0 31-11 34-14 3 10 14 14 24 14 8 0 14-4 19-11 5-9 8-20 8-21 0-3-3-3-4-3-4 0-4 1-5 4-4 16-10 24-17 24-6 0-8-4-8-10 0-3 0-5 1-8 9-38 19-76 29-115zM72 119c-1 2-1 3-5 7-8 8-19 15-30 15-7 0-18-3-18-21 0-10 5-31 12-43 9-11 19-17 29-17 8 0 18 6 22 19-4 13-7 26-10 40z">
            <text:p/>
          </draw:path>
          <draw:path draw:style-name="gr3" draw:text-style-name="P2" draw:layer="layout" svg:width="0.096cm" svg:height="0.419cm" svg:x="6.848cm" svg:y="4.604cm" svg:viewBox="0 0 97 420" svg:d="M97 416c0-2 0-3-7-9-53-54-66-133-66-197 0-73 16-147 67-198 6-6 6-6 6-7 0-4-1-5-5-5-3 0-42 29-66 83-21 45-26 92-26 127 0 33 4 83 28 131 25 52 61 79 64 79 4 0 5-1 5-4z">
            <text:p/>
          </draw:path>
          <draw:path draw:style-name="gr3" draw:text-style-name="P2" draw:layer="layout" svg:width="0.111cm" svg:height="0.282cm" svg:x="6.982cm" svg:y="4.641cm" svg:viewBox="0 0 112 283" svg:d="M108 16c0-9-6-16-16-16s-22 12-22 23c0 8 6 15 15 15 11 0 23-9 23-22zM76 174c6-12 6-14 9-26 4-8 6-13 6-21 0-19-14-35-35-35-39 0-56 61-56 65 0 5 5 5 6 5 4 0 5-2 6-9 12-39 29-51 43-51 4 0 11 0 11 13 0 8-4 18-5 22-3 10-23 59-30 77-3 11-9 25-9 34 0 20 14 35 34 35 40 0 56-61 56-65 0-5-4-5-5-5-5 0-5 3-6 9-9 26-22 51-43 51-8 0-11-4-11-13 0-11 3-17 13-42 5-15 10-30 16-44z">
            <text:p/>
          </draw:path>
          <draw:path draw:style-name="gr3" draw:text-style-name="P2" draw:layer="layout" svg:width="0.097cm" svg:height="0.419cm" svg:x="7.139cm" svg:y="4.604cm" svg:viewBox="0 0 98 420" svg:d="M98 210c0-33-4-83-27-131-25-51-63-79-66-79s-5 2-5 5c0 1 0 1 8 9 41 41 65 108 65 196 0 71-15 146-67 198-6 5-6 6-6 8s2 4 5 4 42-28 67-82c22-46 26-93 26-128z">
            <text:p/>
          </draw:path>
        </draw:g>
        <draw:line draw:style-name="gr6" draw:text-style-name="P3" draw:layer="layout" svg:x1="5.6cm" svg:y1="2.1cm" svg:x2="7.9cm" svg:y2="2.1cm">
          <text:p/>
        </draw:line>
        <draw:g draw:style-name="gr2">
          <svg:title>TexMaths</svg:title>
          <svg:desc>12§inline§T_{j}(i)§svg§600§TRUE§</svg:desc>
          <draw:path draw:style-name="gr3" draw:text-style-name="P2" draw:layer="layout" svg:width="0.286cm" svg:height="0.283cm" svg:x="6.105cm" svg:y="1.636cm" svg:viewBox="0 0 287 284" svg:d="M170 29c3-11 5-15 10-16 3 0 18 0 26 0 42 0 61 1 61 34 0 7-1 22-3 33 0 3-1 7-1 9s1 6 4 6c5 0 6-4 8-10 3-24 7-49 10-73 2-2 2-6 2-7 0-5-5-5-12-5-78 0-156 0-233 0-11 0-11 0-14 8-9 25-17 50-26 75 0 2-2 6-2 7 0 2 2 5 5 5 5 0 5-3 7-10 23-65 34-72 96-72 5 0 11 0 17 0 12 0 12 1 12 5 0 2-2 7-2 8-18 75-37 150-56 224-5 16-6 21-50 21-16 0-18 0-18 8 0 5 5 5 7 5 11 0 23-2 35-2s24 0 36 0c11 0 23 0 34 0 12 0 24 2 36 2 5 0 10 0 10-9 0-4-4-4-14-4-11 0-16 0-27 0-13-2-15-4-15-10 0-3 0-2 1-8 19-75 37-150 56-224z">
            <text:p/>
          </draw:path>
          <draw:path draw:style-name="gr3" draw:text-style-name="P2" draw:layer="layout" svg:width="0.128cm" svg:height="0.254cm" svg:x="6.341cm" svg:y="1.788cm" svg:viewBox="0 0 129 255" svg:d="M129 11c0-5-3-11-12-11-8 0-16 8-16 17 0 3 3 11 12 11 8 0 16-9 16-17zM67 209c-5 21-20 38-38 38-4 0-7-2-11-3 8-2 11-9 11-14 0-7-6-11-12-11-10 0-17 7-17 17 0 12 11 19 29 19 17 0 53-11 61-47 9-35 18-70 26-105 1-4 3-6 3-10 0-16-15-27-33-27-32 0-51 41-51 44 0 4 5 4 6 4 3 0 3 0 6-5 7-17 21-36 39-36 8 0 10 6 10 14 0 4 0 9-1 10-9 37-19 75-28 112z">
            <text:p/>
          </draw:path>
          <draw:path draw:style-name="gr3" draw:text-style-name="P2" draw:layer="layout" svg:width="0.096cm" svg:height="0.419cm" svg:x="6.561cm" svg:y="1.605cm" svg:viewBox="0 0 97 420" svg:d="M97 415c0-1 0-1-7-8-53-54-66-133-66-198 0-73 16-146 67-197 6-6 6-6 6-7 0-4-1-5-3-5-5 0-44 29-68 83-21 45-26 92-26 126s4 84 28 132c25 52 61 79 66 79 2 0 3-1 3-5z">
            <text:p/>
          </draw:path>
          <draw:path draw:style-name="gr3" draw:text-style-name="P2" draw:layer="layout" svg:width="0.109cm" svg:height="0.281cm" svg:x="6.695cm" svg:y="1.642cm" svg:viewBox="0 0 110 282" svg:d="M107 16c0-9-6-16-16-16-11 0-23 12-23 23 0 8 6 15 16 15 11 0 23-9 23-22zM74 174c6-12 6-14 10-24 4-9 6-15 6-23 0-19-14-35-35-35-39 0-55 61-55 65 0 5 4 5 5 5 3 0 5-2 6-9 12-39 29-51 43-51 4 0 11 0 11 13 0 8-4 18-5 21-4 11-23 60-29 78-5 11-11 25-11 34 0 20 15 34 35 34 40 0 55-61 55-64 0-4-3-4-4-4-4 0-4 1-6 7-9 27-22 52-44 52-7 0-9-4-9-13 0-11 2-17 12-42 5-15 10-30 15-44z">
            <text:p/>
          </draw:path>
          <draw:path draw:style-name="gr3" draw:text-style-name="P2" draw:layer="layout" svg:width="0.097cm" svg:height="0.419cm" svg:x="6.851cm" svg:y="1.605cm" svg:viewBox="0 0 98 420" svg:d="M98 209c0-32-4-82-27-130-25-51-63-79-66-79s-5 2-5 5c0 1 0 1 8 9 41 41 65 108 65 195 0 72-15 146-67 199-6 6-6 6-6 7 0 3 2 5 5 5s42-29 67-82c22-46 26-93 26-129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" svg:font-family="'Noto Sans'" style:font-family-generic="roman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Dash_20_Dot_20_3" draw:display-name="Dash Dot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8cm" fo:page-height="5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2-22T19:19:43.882077772</meta:creation-date>
    <meta:generator>LibreOffice/24.8.2.1$Linux_X86_64 LibreOffice_project/480$Build-1</meta:generator>
    <dc:date>2024-10-09T11:22:44.299362871</dc:date>
    <meta:editing-duration>PT33M14S</meta:editing-duration>
    <meta:editing-cycles>6</meta:editing-cycles>
    <meta:document-statistic meta:object-count="75"/>
    <meta:user-defined meta:name="TexMathignorePreamble">FALSE</meta:user-defined>
    <meta:user-defined meta:name="TexMathsPreamble">\usepackage{amsmath}§\usepackage{amssymb}§\usepackage[usenames]{color}§\usepackage{ifxetex}§\usepackage{ifluatex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</meta:user-defined>
  </office:meta>
</office:document-meta>
</file>